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office:value-type="float" office:value="1" calcext:value-type="float">
            <text:p>1</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9"/>
          <table:table-cell office:value-type="string" calcext:value-type="string">
            <text:p>00,09</text:p>
          </table:table-cell>
          <table:table-cell table:number-columns-repeated="1005"/>
        </table:table-row>
        <table:table-row table:style-name="ro1">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3" office:value-type="date" office:date-value="2017-11-24" calcext:value-type="date">
            <text:p>2017-11-24</text:p>
          </table:table-cell>
          <table:table-cell table:number-columns-repeated="1023"/>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00:09:51.28776553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00:10:10.404509174</dc:date>
    <meta:creation-date>2016-09-05T22:47:24Z</meta:creation-date>
    <meta:editing-cycles>1526</meta:editing-cycles>
    <meta:editing-duration>P31DT24M</meta:editing-duration>
    <meta:generator>LibreOffice/5.2.7.2$Linux_X86_64 LibreOffice_project/20m0$Build-2</meta:generator>
    <meta:document-statistic meta:table-count="4" meta:cell-count="4227" meta:object-count="0"/>
  </office:meta>
</office:document-meta>
</file>